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officeooo:rsid="0006e1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restart-numbering="true" text:start-value="-1"><text:span text:style-name="T3">Arrays u. Funktionen</text:span><text:tab/></text:h>
      <text:h text:style-name="Heading_20_2" text:outline-level="2"><text:bookmark-start text:name="__RefHeading__5030_655136064"/>Aufgabe: Schiffe versenken<text:bookmark-end text:name="__RefHeading__5030_655136064"/></text:h>
      <text:p text:style-name="Standard">In dieser Übungsaufgabe soll das bekannte "Schiffe versenken"-Spiel auf einem 10x10 Kästchen großen Spielfeld realisiert werden. Hierbei darf der Computer auf einem Spielfeld Schiffe plazieren (ein Schiff, welches 4 Kästchen groß ist, zwei 3er-Schiffe und drei 2er-Schiffe). Die Schiffe müssen von dem Verfahren zufällig plaziert werden, jedoch natürlich so, dass sich zwei Schiffe nicht berühren, es muss also mindestens ein Kästchen zwischen zwei Schiffen frei bleiben).</text:p>
      <text:p text:style-name="Standard"/>
      <text:p text:style-name="Standard">Im folgenden dürfen Sie raten, wo sich die Schiffe befinden könnten. Hierzu können Sie Koordinaten eingeben und der Computer hat die Aufgabe, diese Position folgendermaßen zu bewerten:</text:p>
      <text:p text:style-name="Standard">• Wasser</text:p>
      <text:p text:style-name="Standard">• knapp daneben</text:p>
      <text:p text:style-name="Standard">• Treffer</text:p>
      <text:p text:style-name="Standard">• Treffer, versenkt</text:p>
      <text:p text:style-name="Standard"/>
      <text:p text:style-name="Standard">Neben dieser Information soll nach jedem Raten ein aktualisiertes Spielfeld angezeigt werden, in dem schon geratene Positionen, getroffene Schiffe, etc. geeignet dargestellt werden.</text:p>
      <text:p text:style-name="Standard"/>
      <text:p text:style-name="Standard"><text:span text:style-name="T2">Hinweis</text:span>:</text:p>
      <text:p text:style-name="Standard">Überlegen Sie sich bitte zuerst eine geeignete Repräsentation für die Schiffe (welche Informationen werden für ein Schiff benötigt, um alle Zustände beschreiben zu können, z.B. belegte Felder, vollständig versenkt?, ...)</text:p>
      <text:p text:style-name="Standard"/>
      <text:p text:style-name="Standard">Lerninhalte:</text:p>
      <text:list xml:id="list4033832491704977117" text:style-name="L1">
        <text:list-item>
          <text:p text:style-name="P1">Verwendung von Feldern und Funktionen</text:p>
        </text:list-item>
        <text:list-item>
          <text:p text:style-name="P1">Operationen auf zweidimensionalen Feldern (z.B. Suchen nach freien Stellen, Umgebungstest, ...)</text:p>
        </text:list-item>
      </text:list>
      <text:p text:style-name="Standard"/>
      <text:h text:style-name="Heading_20_2" text:outline-level="2"><text:bookmark-start text:name="__RefHeading__2301_147611953"/>Aufgabe: Hangman<text:bookmark-end text:name="__RefHeading__2301_147611953"/></text:h>
      <text:p text:style-name="Standard">Realisieren Sie das bekannte Wortratespiel auf dem Computer. Zeigen Sie zunächst von einem zu ratenden Wort für die einzelnen Zeichen jeweils nur Striche an. </text:p>
      <text:p text:style-name="Standard">Anschließend fragen Sie nach Buchstaben. Sollten die Buchstaben im zu ratenden Wort vorkommen, so werden die entsprechenden Positionen aufgedeckt, d.h. an dieser Stelle</text:p>
      <text:p text:style-name="Standard">werden die tatsächlichen Zeichen angezeigt. Durch Eingabe eines Zeichens (z.B. '#' – welches dann in keinem Wort vorkommen darf) kann das Raten abgebrochen werden und die Eingabe des vollständigen Worts ist nun möglich. Stimmt das eingegebene Wort mit dem verdeckten Wort überein, ist das Spiel zu Ende, ansonsten wird wieder in den obigen Buchstabenratemodus zurückgekehrt.</text:p>
      <text:p text:style-name="Standard"/>
      <text:p text:style-name="Standard">Beispiel: Zu ratendes Wort: "Hangman" (verdeckt)</text:p>
      <text:p text:style-name="Standard">- - - - - - - <text:tab/>Eingabe (a)</text:p>
      <text:p text:style-name="Standard">- a - - - a - <text:tab/>Eingabe (g)</text:p>
      <text:p text:style-name="Standard">- a - g - a - <text:tab/>Eingabe (e)</text:p>
      <text:p text:style-name="Standard">- a - g - a - <text:tab/>Eingabe (n)<text:line-break/>- a n g - a n <text:tab/>Eingabe (#) ~ Ende Buchstabenraten</text:p>
      <text:list xml:id="list6147244124016074830" text:style-name="L2">
        <text:list-item>
          <text:p text:style-name="P2"/>
        </text:list-item>
      </text:list>
      <text:p text:style-name="Standard">Eingabe: Hangman → <text:s/>richtig geraten / bzw. Zurückkehren zum Buchstabenraten</text:p>
      <text:p text:style-name="Standard"/>
      <text:p text:style-name="Standard">Hinweis: </text:p>
      <text:p text:style-name="Standard">Sie können das Spiel abwechslungsreicher gestalten, wenn Sie sich eine Tabelle von zu ratenden Wörtern im Programm anlegen und aus dieser Tabelle zufällig einen Eintrag auswählen, anstatt diesen vorher einzu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C-FKT-04-hamming-schiffeversenken-hangman</text:file-name><text:tab/>Arbeitsunterlage</text:p>
      </style:header>
      <style:footer>
        <text:p text:style-name="Footer">Informatik<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3-02-03T22:18:18</meta:creation-date>
    <meta:editing-cycles>3</meta:editing-cycles>
    <meta:editing-duration>PT7M50S</meta:editing-duration>
    <meta:initial-creator>Anton Hofmann</meta:initial-creator>
    <dc:date>2015-02-23T21:48:54.588685240</dc:date>
    <dc:creator>hofmann </dc:creator>
    <meta:document-statistic meta:table-count="0" meta:image-count="0" meta:object-count="0" meta:page-count="1" meta:paragraph-count="29" meta:word-count="389" meta:character-count="2625" meta:non-whitespace-character-count="2256"/>
    <meta:user-defined meta:name="Info 1"/>
    <meta:user-defined meta:name="Info 2"/>
    <meta:user-defined meta:name="Info 3"/>
    <meta:user-defined meta:name="Info 4"/>
    <meta:template xlink:type="simple" xlink:actuate="onRequest" xlink:title="arbeitsunterlage" xlink:href="../../../../../htl/ab/meineVorlagen/arbeitsunterlage.ott" meta:date="2013-11-27T22:42:29.948322000"/>
  </office:meta>
</office:document-meta>
</file>